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gradient" draw:fill-gradient-name="Rectangular_20_red_2f_whit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objectwithoutfill">
      <style:graphic-properties svg:stroke-width="0.152cm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draw:stroke="dash" draw:stroke-dash="Ultrafine_20_Dashed" svg:stroke-width="0.102cm" draw:marker-start-width="0.356cm" draw:marker-end-width="0.356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77cm" svg:height="0.577cm" svg:x="1.005cm" svg:y="0.924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77cm" svg:height="0.577cm" svg:x="2.446cm" svg:y="0.924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77cm" svg:height="0.577cm" svg:x="4.202cm" svg:y="0.924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568cm" svg:height="0.53cm" svg:x="1.774cm" svg:y="0.61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568cm" svg:height="0.53cm" svg:x="3.359cm" svg:y="0.61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68cm" svg:height="0.53cm" svg:x="0.4cm" svg:y="0.61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568cm" svg:height="0.53cm" svg:x="5.163cm" svg:y="0.61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2" draw:layer="layout" svg:x1="0.128cm" svg:y1="0.343cm" svg:x2="0.128cm" svg:y2="2.113cm">
          <text:p/>
        </draw:line>
        <draw:line draw:style-name="gr3" draw:text-style-name="P2" draw:layer="layout" svg:x1="6.028cm" svg:y1="0.343cm" svg:x2="6.028cm" svg:y2="2.113cm">
          <text:p/>
        </draw:line>
        <draw:line draw:style-name="gr4" draw:text-style-name="P2" draw:layer="layout" svg:x1="0.989cm" svg:y1="1.212cm" svg:x2="0.209cm" svg:y2="1.212cm">
          <text:p/>
        </draw:line>
        <draw:line draw:style-name="gr4" draw:text-style-name="P2" draw:layer="layout" svg:x1="1.592cm" svg:y1="1.212cm" svg:x2="2.444cm" svg:y2="1.212cm">
          <text:p/>
        </draw:line>
        <draw:line draw:style-name="gr4" draw:text-style-name="P2" draw:layer="layout" svg:x1="3.031cm" svg:y1="1.212cm" svg:x2="4.181cm" svg:y2="1.212cm">
          <text:p/>
        </draw:line>
        <draw:line draw:style-name="gr4" draw:text-style-name="P2" draw:layer="layout" svg:x1="4.785cm" svg:y1="1.212cm" svg:x2="5.951cm" svg:y2="1.2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.35cm" fo:page-height="2.5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7T22:14:51</meta:creation-date>
    <dc:date>2014-02-07T23:34:08</dc:date>
    <meta:editing-duration>PT48M7S</meta:editing-duration>
    <meta:editing-cycles>5</meta:editing-cycles>
    <meta:generator>LibreOffice/3.6$Linux_X86_64 LibreOffice_project/360m1$Build-304</meta:generator>
    <meta:document-statistic meta:object-count="13"/>
  </office:meta>
</office:document-meta>
</file>

<file path=Object 1/content.xml><?xml version="1.0" encoding="utf-8"?>
<math xmlns="http://www.w3.org/1998/Math/MathML">
  <semantics>
    <mrow>
      <mstyle mathsize="12pt">
        <mrow>
          <mrow>
            <msub>
              <mi>k</mi>
              <mn>2</mn>
            </msub>
          </mrow>
        </mrow>
      </mstyle>
    </mrow>
    <annotation encoding="StarMath 5.0">size 12 {k_2}</annotation>
  </semantics>
</math>
</file>

<file path=Object 2/content.xml><?xml version="1.0" encoding="utf-8"?>
<math xmlns="http://www.w3.org/1998/Math/MathML">
  <semantics>
    <mrow>
      <mstyle mathsize="12pt">
        <mrow>
          <mrow>
            <msub>
              <mi>k</mi>
              <mn>3</mn>
            </msub>
          </mrow>
        </mrow>
      </mstyle>
    </mrow>
    <annotation encoding="StarMath 5.0">size 12 {k_3}</annotation>
  </semantics>
</math>
</file>

<file path=Object 3/content.xml><?xml version="1.0" encoding="utf-8"?>
<math xmlns="http://www.w3.org/1998/Math/MathML">
  <semantics>
    <mrow>
      <mstyle mathsize="12pt">
        <mrow>
          <mrow>
            <msub>
              <mi>k</mi>
              <mn>1</mn>
            </msub>
          </mrow>
        </mrow>
      </mstyle>
    </mrow>
    <annotation encoding="StarMath 5.0">size 12 {k_1}</annotation>
  </semantics>
</math>
</file>

<file path=Object 5/content.xml><?xml version="1.0" encoding="utf-8"?>
<math xmlns="http://www.w3.org/1998/Math/MathML">
  <semantics>
    <mrow>
      <mstyle mathsize="12pt">
        <mrow>
          <mrow>
            <msub>
              <mi>k</mi>
              <mn>4</mn>
            </msub>
          </mrow>
        </mrow>
      </mstyle>
    </mrow>
    <annotation encoding="StarMath 5.0">size 12 {k_4}</annotation>
  </semantics>
</math>
</file>